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游明朝" svg:font-family="游明朝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3" style:parent-style-name="Standard" style:family="paragraph">
      <style:text-properties fo:font-size="12pt" style:font-size-asian="12pt" style:font-size-complex="12pt"/>
    </style:style>
    <style:style style:name="T4" style:parent-style-name="Policepardéfaut" style:family="text">
      <style:text-properties fo:font-size="12pt" style:font-size-asian="12pt" style:font-size-complex="12pt"/>
    </style:style>
    <style:style style:name="P5" style:parent-style-name="Standard" style:family="paragraph">
      <style:text-properties fo:font-weight="bold" style:font-weight-asian="bold" fo:font-size="12pt" style:font-size-asian="12pt" style:font-size-complex="12pt"/>
    </style:style>
    <style:style style:name="T6" style:parent-style-name="Policepardéfaut" style:family="text">
      <style:text-properties fo:font-size="12pt" style:font-size-asian="12pt" style:font-size-complex="12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T8" style:parent-style-name="Policepardéfaut" style:family="text">
      <style:text-properties fo:font-size="12pt" style:font-size-asian="12pt" style:font-size-complex="12pt"/>
    </style:style>
    <style:style style:name="T9" style:parent-style-name="Policepardéfaut" style:family="text">
      <style:text-properties fo:font-size="12pt" style:font-size-asian="12pt" style:font-size-complex="12pt"/>
    </style:style>
    <style:style style:name="P10" style:parent-style-name="Standard" style:family="paragraph">
      <style:text-properties fo:font-size="12pt" style:font-size-asian="12pt" style:font-size-complex="12pt"/>
    </style:style>
    <style:style style:name="P11" style:parent-style-name="Standard" style:family="paragraph">
      <style:text-properties fo:font-size="12pt" style:font-size-asian="12pt" style:font-size-complex="12pt"/>
    </style:style>
    <style:style style:name="T12" style:parent-style-name="Policepardéfaut" style:family="text">
      <style:text-properties fo:font-size="12pt" style:font-size-asian="12pt" style:font-size-complex="12pt"/>
    </style:style>
    <style:style style:name="T13" style:parent-style-name="Policepardéfaut" style:family="text">
      <style:text-properties fo:font-size="12pt" style:font-size-asian="12pt" style:font-size-complex="12pt"/>
    </style:style>
    <style:style style:name="T14" style:parent-style-name="Policepardéfaut" style:family="text">
      <style:text-properties fo:font-size="12pt" style:font-size-asian="12pt" style:font-size-complex="12pt"/>
    </style:style>
    <style:style style:name="T15" style:parent-style-name="Policepardéfaut" style:family="text">
      <style:text-properties fo:font-size="12pt" style:font-size-asian="12pt" style:font-size-complex="12pt"/>
    </style:style>
    <style:style style:name="T16" style:parent-style-name="Policepardéfaut" style:family="text">
      <style:text-properties fo:font-size="12pt" style:font-size-asian="12pt" style:font-size-complex="12pt"/>
    </style:style>
    <style:style style:name="P17" style:parent-style-name="Standard" style:family="paragraph">
      <style:text-properties fo:font-size="12pt" style:font-size-asian="12pt" style:font-size-complex="12pt"/>
    </style:style>
    <style:style style:name="T18" style:parent-style-name="Policepardéfaut" style:family="text">
      <style:text-properties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P22" style:parent-style-name="Standard" style:family="paragraph">
      <style:text-properties fo:font-size="12pt" style:font-size-asian="12pt" style:font-size-complex="12pt"/>
    </style:style>
    <style:style style:name="P23" style:parent-style-name="Standard" style:family="paragraph">
      <style:text-properties fo:font-weight="bold" style:font-weight-asian="bold" fo:font-size="12pt" style:font-size-asian="12pt" style:font-size-complex="12pt"/>
    </style:style>
    <style:style style:name="T24" style:parent-style-name="Policepardéfaut" style:family="text">
      <style:text-properties fo:font-size="12pt" style:font-size-asian="12pt" style:font-size-complex="12pt"/>
    </style:style>
    <style:style style:name="T25" style:parent-style-name="Policepardéfaut" style:family="text">
      <style:text-properties fo:font-size="12pt" style:font-size-asian="12pt" style:font-size-complex="12pt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P30" style:parent-style-name="Standard" style:family="paragraph">
      <style:text-properties fo:font-size="12pt" style:font-size-asian="12pt" style:font-size-complex="12pt"/>
    </style:style>
    <style:style style:name="P31" style:parent-style-name="Standard" style:family="paragraph">
      <style:text-properties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T33" style:parent-style-name="Policepardéfaut" style:family="text">
      <style:text-properties fo:font-size="12pt" style:font-size-asian="12pt" style:font-size-complex="12pt"/>
    </style:style>
    <style:style style:name="T34" style:parent-style-name="Policepardéfaut" style:family="text">
      <style:text-properties fo:font-size="12pt" style:font-size-asian="12pt" style:font-size-complex="12pt"/>
    </style:style>
    <style:style style:name="T35" style:parent-style-name="Policepardéfaut" style:family="text">
      <style:text-properties fo:font-size="12pt" style:font-size-asian="12pt" style:font-size-complex="12pt"/>
    </style:style>
    <style:style style:name="T36" style:parent-style-name="Policepardéfaut" style:family="text">
      <style:text-properties fo:font-size="12pt" style:font-size-asian="12pt" style:font-size-complex="12pt"/>
    </style:style>
    <style:style style:name="T37" style:parent-style-name="Policepardéfaut" style:family="text">
      <style:text-properties fo:font-size="12pt" style:font-size-asian="12pt" style:font-size-complex="12pt"/>
    </style:style>
    <style:style style:name="P38" style:parent-style-name="Standard" style:family="paragraph">
      <style:text-properties fo:font-size="12pt" style:font-size-asian="12pt" style:font-size-complex="12pt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T40" style:parent-style-name="Policepardéfaut" style:family="text">
      <style:text-properties fo:font-size="12pt" style:font-size-asian="12pt" style:font-size-complex="12pt"/>
    </style:style>
    <style:style style:name="P41" style:parent-style-name="Standard" style:family="paragraph">
      <style:text-properties fo:font-size="12pt" style:font-size-asian="12pt" style:font-size-complex="12pt"/>
    </style:style>
    <style:style style:name="P42" style:parent-style-name="Standard" style:family="paragraph">
      <style:text-properties fo:font-weight="bold" style:font-weight-asian="bold"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T47" style:parent-style-name="Policepardéfaut" style:family="text">
      <style:text-properties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P49" style:parent-style-name="Standard" style:family="paragraph">
      <style:text-properties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/>
    </style:style>
    <style:style style:name="P52" style:parent-style-name="Standard" style:family="paragraph">
      <style:text-properties fo:font-size="12pt" style:font-size-asian="12pt" style:font-size-complex="12pt"/>
    </style:style>
    <style:style style:name="P53" style:parent-style-name="Standard" style:family="paragraph">
      <style:text-properties fo:font-size="12pt" style:font-size-asian="12pt" style:font-size-complex="12pt"/>
    </style:style>
    <style:style style:name="T54" style:parent-style-name="Policepardéfaut" style:family="text">
      <style:text-properties fo:font-size="12pt" style:font-size-asian="12pt" style:font-size-complex="12pt"/>
    </style:style>
    <style:style style:name="T55" style:parent-style-name="Policepardéfaut" style:family="text">
      <style:text-properties fo:font-size="12pt" style:font-size-asian="12pt" style:font-size-complex="12pt"/>
    </style:style>
    <style:style style:name="P56" style:parent-style-name="Standard" style:family="paragraph">
      <style:text-properties fo:font-size="12pt" style:font-size-asian="12pt" style:font-size-complex="12pt"/>
    </style:style>
    <style:style style:name="P57" style:parent-style-name="Standard" style:family="paragraph">
      <style:text-properties fo:font-weight="bold" style:font-weight-asian="bold" fo:font-size="12pt" style:font-size-asian="12pt" style:font-size-complex="12pt"/>
    </style:style>
    <style:style style:name="T58" style:parent-style-name="Policepardéfaut" style:family="text">
      <style:text-properties fo:font-size="12pt" style:font-size-asian="12pt" style:font-size-complex="12pt"/>
    </style:style>
    <style:style style:name="T59" style:parent-style-name="Policepardéfaut" style:family="text">
      <style:text-properties fo:font-size="12pt" style:font-size-asian="12pt" style:font-size-complex="12pt"/>
    </style:style>
    <style:style style:name="T60" style:parent-style-name="Policepardéfaut" style:family="text">
      <style:text-properties fo:font-size="12pt" style:font-size-asian="12pt" style:font-size-complex="12pt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P62" style:parent-style-name="Standard" style:family="paragraph">
      <style:text-properties fo:font-size="12pt" style:font-size-asian="12pt" style:font-size-complex="12pt"/>
    </style:style>
    <style:style style:name="P63" style:parent-style-name="Standard" style:family="paragraph">
      <style:text-properties fo:font-size="12pt" style:font-size-asian="12pt" style:font-size-complex="12pt"/>
    </style:style>
    <style:style style:name="P64" style:parent-style-name="Standard" style:family="paragraph">
      <style:text-properties fo:font-size="12pt" style:font-size-asian="12pt" style:font-size-complex="12pt"/>
    </style:style>
    <style:style style:name="P65" style:parent-style-name="Standard" style:family="paragraph">
      <style:text-properties fo:font-size="12pt" style:font-size-asian="12pt" style:font-size-complex="12pt"/>
    </style:style>
    <style:style style:name="T66" style:parent-style-name="Policepardéfaut" style:family="text">
      <style:text-properties fo:font-size="12pt" style:font-size-asian="12pt" style:font-size-complex="12pt"/>
    </style:style>
    <style:style style:name="T67" style:parent-style-name="Policepardéfaut" style:family="text">
      <style:text-properties fo:font-size="12pt" style:font-size-asian="12pt" style:font-size-complex="12pt"/>
    </style:style>
    <style:style style:name="P68" style:parent-style-name="Standard" style:family="paragraph">
      <style:text-properties fo:font-size="12pt" style:font-size-asian="12pt" style:font-size-complex="12pt"/>
    </style:style>
    <style:style style:name="T69" style:parent-style-name="Policepardéfaut" style:family="text">
      <style:text-properties fo:font-size="12pt" style:font-size-asian="12pt" style:font-size-complex="12pt"/>
    </style:style>
    <style:style style:name="T70" style:parent-style-name="Policepardéfaut" style:family="text">
      <style:text-properties fo:font-size="12pt" style:font-size-asian="12pt" style:font-size-complex="12pt"/>
    </style:style>
    <style:style style:name="T71" style:parent-style-name="Policepardéfaut" style:family="text">
      <style:text-properties fo:font-size="12pt" style:font-size-asian="12pt" style:font-size-complex="12pt"/>
    </style:style>
    <style:style style:name="P72" style:parent-style-name="Standard" style:family="paragraph">
      <style:text-properties fo:font-weight="bold" style:font-weight-asian="bold" fo:font-size="12pt" style:font-size-asian="12pt" style:font-size-complex="12pt"/>
    </style:style>
    <style:style style:name="T73" style:parent-style-name="Policepardéfaut" style:family="text">
      <style:text-properties fo:font-size="12pt" style:font-size-asian="12pt" style:font-size-complex="12pt"/>
    </style:style>
    <style:style style:name="T74" style:parent-style-name="Policepardéfaut" style:family="text">
      <style:text-properties fo:font-size="12pt" style:font-size-asian="12pt" style:font-size-complex="12pt"/>
    </style:style>
    <style:style style:name="T75" style:parent-style-name="Policepardéfaut" style:family="text">
      <style:text-properties fo:font-size="12pt" style:font-size-asian="12pt" style:font-size-complex="12pt"/>
    </style:style>
    <style:style style:name="P76" style:parent-style-name="Standard" style:family="paragraph">
      <style:text-properties fo:font-size="12pt" style:font-size-asian="12pt" style:font-size-complex="12pt"/>
    </style:style>
    <style:style style:name="P77" style:parent-style-name="Standard" style:family="paragraph">
      <style:text-properties fo:font-size="12pt" style:font-size-asian="12pt" style:font-size-complex="12pt"/>
    </style:style>
    <style:style style:name="P78" style:parent-style-name="Standard" style:family="paragraph">
      <style:text-properties fo:font-size="12pt" style:font-size-asian="12pt" style:font-size-complex="12pt"/>
    </style:style>
    <style:style style:name="P79" style:parent-style-name="Standard" style:family="paragraph">
      <style:text-properties fo:font-size="12pt" style:font-size-asian="12pt" style:font-size-complex="12pt"/>
    </style:style>
    <style:style style:name="T80" style:parent-style-name="Policepardéfaut" style:family="text">
      <style:text-properties fo:font-size="12pt" style:font-size-asian="12pt" style:font-size-complex="12pt"/>
    </style:style>
    <style:style style:name="T81" style:parent-style-name="Policepardéfaut" style:family="text">
      <style:text-properties fo:font-size="12pt" style:font-size-asian="12pt" style:font-size-complex="12pt"/>
    </style:style>
    <style:style style:name="P82" style:parent-style-name="Standard" style:family="paragraph">
      <style:text-properties fo:font-size="12pt" style:font-size-asian="12pt" style:font-size-complex="12pt"/>
    </style:style>
    <style:style style:name="T83" style:parent-style-name="Policepardéfaut" style:family="text">
      <style:text-properties fo:font-size="12pt" style:font-size-asian="12pt" style:font-size-complex="12pt"/>
    </style:style>
    <style:style style:name="P84" style:parent-style-name="Standard" style:family="paragraph">
      <style:text-properties fo:font-size="12pt" style:font-size-asian="12pt" style:font-size-complex="12pt"/>
    </style:style>
    <style:style style:name="P85" style:parent-style-name="Standard" style:family="paragraph">
      <style:text-properties fo:font-size="12pt" style:font-size-asian="12pt" style:font-size-complex="12pt"/>
    </style:style>
    <style:style style:name="P86" style:parent-style-name="Standard" style:family="paragraph">
      <style:text-properties fo:font-weight="bold" style:font-weight-asian="bold" fo:font-size="12pt" style:font-size-asian="12pt" style:font-size-complex="12pt"/>
    </style:style>
    <style:style style:name="T87" style:parent-style-name="Policepardéfaut" style:family="text">
      <style:text-properties fo:font-size="12pt" style:font-size-asian="12pt" style:font-size-complex="12pt"/>
    </style:style>
    <style:style style:name="T88" style:parent-style-name="Policepardéfaut" style:family="text">
      <style:text-properties fo:font-size="12pt" style:font-size-asian="12pt" style:font-size-complex="12pt"/>
    </style:style>
    <style:style style:name="T89" style:parent-style-name="Policepardéfaut" style:family="text">
      <style:text-properties fo:font-size="12pt" style:font-size-asian="12pt" style:font-size-complex="12pt"/>
    </style:style>
    <style:style style:name="T90" style:parent-style-name="Policepardéfaut" style:family="text">
      <style:text-properties fo:font-size="12pt" style:font-size-asian="12pt" style:font-size-complex="12pt"/>
    </style:style>
    <style:style style:name="T91" style:parent-style-name="Policepardéfaut" style:family="text">
      <style:text-properties fo:font-size="12pt" style:font-size-asian="12pt" style:font-size-complex="12pt"/>
    </style:style>
    <style:style style:name="P92" style:parent-style-name="Standard" style:family="paragraph">
      <style:text-properties fo:font-size="12pt" style:font-size-asian="12pt" style:font-size-complex="12pt"/>
    </style:style>
    <style:style style:name="P93" style:parent-style-name="Standard" style:family="paragraph">
      <style:text-properties fo:font-size="12pt" style:font-size-asian="12pt" style:font-size-complex="12pt"/>
    </style:style>
    <style:style style:name="T94" style:parent-style-name="Policepardéfaut" style:family="text">
      <style:text-properties fo:font-size="12pt" style:font-size-asian="12pt" style:font-size-complex="12pt"/>
    </style:style>
    <style:style style:name="T95" style:parent-style-name="Policepardéfaut" style:family="text">
      <style:text-properties fo:font-size="12pt" style:font-size-asian="12pt" style:font-size-complex="12pt"/>
    </style:style>
    <style:style style:name="T96" style:parent-style-name="Policepardéfaut" style:family="text">
      <style:text-properties fo:font-size="12pt" style:font-size-asian="12pt" style:font-size-complex="12pt"/>
    </style:style>
    <style:style style:name="T97" style:parent-style-name="Policepardéfaut" style:family="text">
      <style:text-properties fo:font-size="12pt" style:font-size-asian="12pt" style:font-size-complex="12pt"/>
    </style:style>
    <style:style style:name="T98" style:parent-style-name="Policepardéfaut" style:family="text">
      <style:text-properties fo:font-size="12pt" style:font-size-asian="12pt" style:font-size-complex="12pt"/>
    </style:style>
    <style:style style:name="P99" style:parent-style-name="Standard" style:family="paragraph">
      <style:text-properties fo:font-size="12pt" style:font-size-asian="12pt" style:font-size-complex="12pt"/>
    </style:style>
    <style:style style:name="T100" style:parent-style-name="Policepardéfaut" style:family="text">
      <style:text-properties fo:font-size="12pt" style:font-size-asian="12pt" style:font-size-complex="12pt"/>
    </style:style>
    <style:style style:name="T101" style:parent-style-name="Policepardéfaut" style:family="text">
      <style:text-properties fo:font-size="12pt" style:font-size-asian="12pt" style:font-size-complex="12pt"/>
    </style:style>
    <style:style style:name="T102" style:parent-style-name="Policepardéfaut" style:family="text">
      <style:text-properties fo:font-size="12pt" style:font-size-asian="12pt" style:font-size-complex="12pt"/>
    </style:style>
    <style:style style:name="P103" style:parent-style-name="Standard" style:family="paragraph">
      <style:text-properties fo:font-size="12pt" style:font-size-asian="12pt" style:font-size-complex="12pt"/>
    </style:style>
    <style:style style:name="T104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05" style:parent-style-name="Policepardéfaut" style:family="text">
      <style:text-properties fo:font-size="12pt" style:font-size-asian="12pt" style:font-size-complex="12pt"/>
    </style:style>
    <style:style style:name="T106" style:parent-style-name="Policepardéfaut" style:family="text">
      <style:text-properties fo:font-size="12pt" style:font-size-asian="12pt" style:font-size-complex="12pt"/>
    </style:style>
    <style:style style:name="T107" style:parent-style-name="Policepardéfaut" style:family="text">
      <style:text-properties fo:font-size="12pt" style:font-size-asian="12pt" style:font-size-complex="12pt"/>
    </style:style>
    <style:style style:name="T108" style:parent-style-name="Policepardéfaut" style:family="text">
      <style:text-properties fo:font-size="12pt" style:font-size-asian="12pt" style:font-size-complex="12pt"/>
    </style:style>
    <style:style style:name="T109" style:parent-style-name="Policepardéfaut" style:family="text">
      <style:text-properties fo:font-size="12pt" style:font-size-asian="12pt" style:font-size-complex="12pt"/>
    </style:style>
    <style:style style:name="P110" style:parent-style-name="Standard" style:family="paragraph">
      <style:text-properties fo:font-size="12pt" style:font-size-asian="12pt" style:font-size-complex="12pt"/>
    </style:style>
    <style:style style:name="T111" style:parent-style-name="Policepardéfaut" style:family="text">
      <style:text-properties fo:font-size="12pt" style:font-size-asian="12pt" style:font-size-complex="12pt"/>
    </style:style>
    <style:style style:name="P112" style:parent-style-name="Standard" style:family="paragraph">
      <style:text-properties fo:font-size="12pt" style:font-size-asian="12pt" style:font-size-complex="12pt"/>
    </style:style>
    <style:style style:name="P113" style:parent-style-name="Standard" style:family="paragraph">
      <style:text-properties fo:font-size="12pt" style:font-size-asian="12pt" style:font-size-complex="12pt"/>
    </style:style>
    <style:style style:name="T114" style:parent-style-name="Policepardéfaut" style:family="text">
      <style:text-properties fo:font-size="12pt" style:font-size-asian="12pt" style:font-size-complex="12pt"/>
    </style:style>
    <style:style style:name="T115" style:parent-style-name="Policepardéfaut" style:family="text">
      <style:text-properties fo:font-size="12pt" style:font-size-asian="12pt" style:font-size-complex="12pt"/>
    </style:style>
    <style:style style:name="T116" style:parent-style-name="Policepardéfaut" style:family="text">
      <style:text-properties fo:font-size="12pt" style:font-size-asian="12pt" style:font-size-complex="12pt"/>
    </style:style>
    <style:style style:name="T117" style:parent-style-name="Policepardéfaut" style:family="text">
      <style:text-properties fo:font-size="12pt" style:font-size-asian="12pt" style:font-size-complex="12pt"/>
    </style:style>
    <style:style style:name="T118" style:parent-style-name="Policepardéfaut" style:family="text">
      <style:text-properties fo:font-size="12pt" style:font-size-asian="12pt" style:font-size-complex="12pt"/>
    </style:style>
    <style:style style:name="P119" style:parent-style-name="Standard" style:family="paragraph">
      <style:text-properties fo:font-size="12pt" style:font-size-asian="12pt" style:font-size-complex="12pt"/>
    </style:style>
    <style:style style:name="P120" style:parent-style-name="Standard" style:family="paragraph">
      <style:text-properties fo:font-size="12pt" style:font-size-asian="12pt" style:font-size-complex="12pt"/>
    </style:style>
    <style:style style:name="T121" style:parent-style-name="Policepardéfaut" style:family="text">
      <style:text-properties fo:font-size="12pt" style:font-size-asian="12pt" style:font-size-complex="12pt"/>
    </style:style>
    <style:style style:name="T122" style:parent-style-name="Policepardéfaut" style:family="text">
      <style:text-properties fo:font-size="12pt" style:font-size-asian="12pt" style:font-size-complex="12pt"/>
    </style:style>
    <style:style style:name="P123" style:parent-style-name="Standard" style:family="paragraph">
      <style:text-properties fo:font-size="12pt" style:font-size-asian="12pt" style:font-size-complex="12pt"/>
    </style:style>
    <style:style style:name="T124" style:parent-style-name="Policepardéfaut" style:family="text">
      <style:text-properties fo:font-weight="bold" style:font-weight-asian="bold" fo:font-size="12pt" style:font-size-asian="12pt" style:font-size-complex="12pt"/>
    </style:style>
    <style:style style:name="P125" style:parent-style-name="Standard" style:family="paragraph">
      <style:text-properties fo:font-size="12pt" style:font-size-asian="12pt" style:font-size-complex="12pt"/>
    </style:style>
    <style:style style:name="P126" style:parent-style-name="Standard" style:family="paragraph">
      <style:text-properties fo:font-size="12pt" style:font-size-asian="12pt" style:font-size-complex="12pt"/>
    </style:style>
    <style:style style:name="P127" style:parent-style-name="Standard" style:family="paragraph">
      <style:text-properties fo:font-size="12pt" style:font-size-asian="12pt" style:font-size-complex="12pt"/>
    </style:style>
    <style:style style:name="P128" style:parent-style-name="Standard" style:family="paragraph">
      <style:text-properties fo:font-size="12pt" style:font-size-asian="12pt" style:font-size-complex="12pt"/>
    </style:style>
    <style:style style:name="P129" style:parent-style-name="Standard" style:family="paragraph">
      <style:text-properties fo:font-size="12pt" style:font-size-asian="12pt" style:font-size-complex="12pt"/>
    </style:style>
    <style:style style:name="T130" style:parent-style-name="Policepardéfaut" style:family="text">
      <style:text-properties fo:font-size="12pt" style:font-size-asian="12pt" style:font-size-complex="12pt"/>
    </style:style>
    <style:style style:name="P131" style:parent-style-name="Standard" style:family="paragraph">
      <style:text-properties fo:font-size="12pt" style:font-size-asian="12pt" style:font-size-complex="12pt"/>
    </style:style>
    <style:style style:name="P132" style:parent-style-name="Standard" style:family="paragraph">
      <style:text-properties fo:font-size="12pt" style:font-size-asian="12pt" style:font-size-complex="12pt"/>
    </style:style>
    <style:style style:name="P133" style:parent-style-name="Standard" style:family="paragraph">
      <style:text-properties fo:font-size="12pt" style:font-size-asian="12pt" style:font-size-complex="12pt"/>
    </style:style>
    <style:style style:name="P134" style:parent-style-name="Standard" style:family="paragraph">
      <style:text-properties fo:font-size="12pt" style:font-size-asian="12pt" style:font-size-complex="12pt"/>
    </style:style>
    <style:style style:name="T135" style:parent-style-name="Policepardéfaut" style:family="text">
      <style:text-properties fo:font-weight="bold" style:font-weight-asian="bold" fo:font-size="12pt" style:font-size-asian="12pt" style:font-size-complex="12pt"/>
    </style:style>
    <style:style style:name="P136" style:parent-style-name="Standard" style:family="paragraph">
      <style:text-properties fo:font-size="12pt" style:font-size-asian="12pt" style:font-size-complex="12pt"/>
    </style:style>
    <style:style style:name="P137" style:parent-style-name="Standard" style:family="paragraph">
      <style:text-properties fo:font-size="12pt" style:font-size-asian="12pt" style:font-size-complex="12pt"/>
    </style:style>
    <style:style style:name="P138" style:parent-style-name="Standard" style:family="paragraph">
      <style:text-properties fo:font-size="12pt" style:font-size-asian="12pt" style:font-size-complex="12pt"/>
    </style:style>
    <style:style style:name="P139" style:parent-style-name="Standard" style:family="paragraph">
      <style:text-properties fo:font-size="12pt" style:font-size-asian="12pt" style:font-size-complex="12pt"/>
    </style:style>
    <style:style style:name="P140" style:parent-style-name="Standard" style:family="paragraph">
      <style:text-properties fo:font-size="12pt" style:font-size-asian="12pt" style:font-size-complex="12pt"/>
    </style:style>
    <style:style style:name="T141" style:parent-style-name="Policepardéfaut" style:family="text">
      <style:text-properties fo:font-size="12pt" style:font-size-asian="12pt" style:font-size-complex="12pt"/>
    </style:style>
    <style:style style:name="P142" style:parent-style-name="Standard" style:family="paragraph">
      <style:text-properties fo:font-size="12pt" style:font-size-asian="12pt" style:font-size-complex="12pt"/>
    </style:style>
    <style:style style:name="P143" style:parent-style-name="Standard" style:family="paragraph">
      <style:text-properties fo:font-size="12pt" style:font-size-asian="12pt" style:font-size-complex="12pt"/>
    </style:style>
    <style:style style:name="P144" style:parent-style-name="Standard" style:family="paragraph">
      <style:text-properties fo:font-size="12pt" style:font-size-asian="12pt" style:font-size-complex="12pt"/>
    </style:style>
    <style:style style:name="P145" style:parent-style-name="Standard" style:family="paragraph">
      <style:text-properties fo:font-size="12pt" style:font-size-asian="12pt" style:font-size-complex="12pt"/>
    </style:style>
    <style:style style:name="T146" style:parent-style-name="Policepardéfaut" style:family="text">
      <style:text-properties fo:font-weight="bold" style:font-weight-asian="bold" fo:font-size="12pt" style:font-size-asian="12pt" style:font-size-complex="12pt"/>
    </style:style>
    <style:style style:name="P147" style:parent-style-name="Standard" style:family="paragraph">
      <style:text-properties fo:font-size="12pt" style:font-size-asian="12pt" style:font-size-complex="12pt"/>
    </style:style>
    <style:style style:name="P148" style:parent-style-name="Standard" style:family="paragraph">
      <style:text-properties fo:font-size="12pt" style:font-size-asian="12pt" style:font-size-complex="12pt"/>
    </style:style>
    <style:style style:name="P149" style:parent-style-name="Standard" style:family="paragraph">
      <style:text-properties fo:font-size="12pt" style:font-size-asian="12pt" style:font-size-complex="12pt"/>
    </style:style>
    <style:style style:name="P150" style:parent-style-name="Standard" style:family="paragraph">
      <style:text-properties fo:font-size="12pt" style:font-size-asian="12pt" style:font-size-complex="12pt"/>
    </style:style>
    <style:style style:name="P151" style:parent-style-name="Standard" style:family="paragraph">
      <style:text-properties fo:font-size="12pt" style:font-size-asian="12pt" style:font-size-complex="12pt"/>
    </style:style>
    <style:style style:name="T152" style:parent-style-name="Policepardéfaut" style:family="text">
      <style:text-properties fo:font-size="12pt" style:font-size-asian="12pt" style:font-size-complex="12pt"/>
    </style:style>
    <style:style style:name="T153" style:parent-style-name="Policepardéfaut" style:family="text">
      <style:text-properties fo:font-size="12pt" style:font-size-asian="12pt" style:font-size-complex="12pt"/>
    </style:style>
    <style:style style:name="P154" style:parent-style-name="Standard" style:family="paragraph">
      <style:text-properties fo:font-size="12pt" style:font-size-asian="12pt" style:font-size-complex="12pt"/>
    </style:style>
    <style:style style:name="P155" style:parent-style-name="Standard" style:family="paragraph">
      <style:text-properties fo:font-size="12pt" style:font-size-asian="12pt" style:font-size-complex="12pt"/>
    </style:style>
    <style:style style:name="P156" style:parent-style-name="Standard" style:family="paragraph">
      <style:text-properties fo:font-size="12pt" style:font-size-asian="12pt" style:font-size-complex="12pt"/>
    </style:style>
    <style:style style:name="P157" style:parent-style-name="Standard" style:family="paragraph">
      <style:text-properties fo:font-size="12pt" style:font-size-asian="12pt" style:font-size-complex="12pt"/>
    </style:style>
    <style:style style:name="P158" style:parent-style-name="Standard" style:family="paragraph">
      <style:text-properties fo:font-size="12pt" style:font-size-asian="12pt" style:font-size-complex="12pt"/>
    </style:style>
    <style:style style:name="T159" style:parent-style-name="Policepardéfaut" style:family="text">
      <style:text-properties fo:font-weight="bold" style:font-weight-asian="bold" fo:font-size="12pt" style:font-size-asian="12pt" style:font-size-complex="12pt"/>
    </style:style>
    <style:style style:name="P160" style:parent-style-name="Standard" style:family="paragraph">
      <style:text-properties fo:font-size="12pt" style:font-size-asian="12pt" style:font-size-complex="12pt"/>
    </style:style>
    <style:style style:name="P161" style:parent-style-name="Standard" style:family="paragraph">
      <style:text-properties fo:font-size="12pt" style:font-size-asian="12pt" style:font-size-complex="12pt"/>
    </style:style>
    <style:style style:name="P162" style:parent-style-name="Standard" style:family="paragraph">
      <style:text-properties fo:font-size="12pt" style:font-size-asian="12pt" style:font-size-complex="12pt"/>
    </style:style>
    <style:style style:name="P163" style:parent-style-name="Standard" style:family="paragraph">
      <style:text-properties fo:font-size="12pt" style:font-size-asian="12pt" style:font-size-complex="12pt"/>
    </style:style>
    <style:style style:name="P164" style:parent-style-name="Standard" style:family="paragraph">
      <style:text-properties fo:font-size="12pt" style:font-size-asian="12pt" style:font-size-complex="12pt"/>
    </style:style>
    <style:style style:name="T165" style:parent-style-name="Policepardéfaut" style:family="text">
      <style:text-properties fo:font-size="12pt" style:font-size-asian="12pt" style:font-size-complex="12pt"/>
    </style:style>
    <style:style style:name="P166" style:parent-style-name="Standard" style:family="paragraph">
      <style:text-properties fo:font-size="12pt" style:font-size-asian="12pt" style:font-size-complex="12pt"/>
    </style:style>
    <style:style style:name="P167" style:parent-style-name="Standard" style:family="paragraph">
      <style:text-properties fo:font-size="12pt" style:font-size-asian="12pt" style:font-size-complex="12pt"/>
    </style:style>
    <style:style style:name="P168" style:parent-style-name="Standard" style:family="paragraph">
      <style:text-properties fo:font-size="12pt" style:font-size-asian="12pt" style:font-size-complex="12pt"/>
    </style:style>
    <style:style style:name="P169" style:parent-style-name="Standard" style:family="paragraph">
      <style:text-properties fo:font-size="12pt" style:font-size-asian="12pt" style:font-size-complex="12pt"/>
    </style:style>
    <style:style style:name="T170" style:parent-style-name="Policepardéfaut" style:family="text">
      <style:text-properties fo:font-weight="bold" style:font-weight-asian="bold" fo:font-size="12pt" style:font-size-asian="12pt" style:font-size-complex="12pt"/>
    </style:style>
    <style:style style:name="T171" style:parent-style-name="Policepardéfaut" style:family="text">
      <style:text-properties fo:font-weight="bold" style:font-weight-asian="bold" fo:font-size="12pt" style:font-size-asian="12pt" style:font-size-complex="12pt"/>
    </style:style>
    <style:style style:name="P172" style:parent-style-name="Standard" style:family="paragraph">
      <style:text-properties fo:font-size="12pt" style:font-size-asian="12pt" style:font-size-complex="12pt"/>
    </style:style>
    <style:style style:name="P173" style:parent-style-name="Standard" style:family="paragraph">
      <style:text-properties fo:font-size="12pt" style:font-size-asian="12pt" style:font-size-complex="12pt"/>
    </style:style>
    <style:style style:name="P174" style:parent-style-name="Standard" style:family="paragraph">
      <style:text-properties fo:font-size="12pt" style:font-size-asian="12pt" style:font-size-complex="12pt"/>
    </style:style>
    <style:style style:name="P175" style:parent-style-name="Standard" style:family="paragraph">
      <style:text-properties fo:font-size="12pt" style:font-size-asian="12pt" style:font-size-complex="12pt"/>
    </style:style>
    <style:style style:name="P176" style:parent-style-name="Standard" style:family="paragraph">
      <style:text-properties fo:font-size="12pt" style:font-size-asian="12pt" style:font-size-complex="12pt"/>
    </style:style>
    <style:style style:name="T177" style:parent-style-name="Policepardéfaut" style:family="text">
      <style:text-properties fo:font-size="12pt" style:font-size-asian="12pt" style:font-size-complex="12pt"/>
    </style:style>
    <style:style style:name="P178" style:parent-style-name="Standard" style:family="paragraph">
      <style:text-properties fo:font-size="12pt" style:font-size-asian="12pt" style:font-size-complex="12pt"/>
    </style:style>
    <style:style style:name="P179" style:parent-style-name="Standard" style:family="paragraph">
      <style:text-properties fo:font-size="12pt" style:font-size-asian="12pt" style:font-size-complex="12pt"/>
    </style:style>
    <style:style style:name="P180" style:parent-style-name="Standard" style:family="paragraph">
      <style:text-properties fo:font-size="12pt" style:font-size-asian="12pt" style:font-size-complex="12pt"/>
    </style:style>
    <style:style style:name="P181" style:parent-style-name="Standard" style:family="paragraph">
      <style:text-properties fo:font-size="12pt" style:font-size-asian="12pt" style:font-size-complex="12pt"/>
    </style:style>
    <style:style style:name="T182" style:parent-style-name="Policepardéfaut" style:family="text">
      <style:text-properties fo:font-weight="bold" style:font-weight-asian="bold" fo:font-size="12pt" style:font-size-asian="12pt" style:font-size-complex="12pt"/>
    </style:style>
    <style:style style:name="P183" style:parent-style-name="Standard" style:family="paragraph">
      <style:text-properties fo:font-size="12pt" style:font-size-asian="12pt" style:font-size-complex="12pt"/>
    </style:style>
    <style:style style:name="P184" style:parent-style-name="Standard" style:family="paragraph">
      <style:text-properties fo:font-size="12pt" style:font-size-asian="12pt" style:font-size-complex="12pt"/>
    </style:style>
    <style:style style:name="P185" style:parent-style-name="Standard" style:family="paragraph">
      <style:text-properties fo:font-size="12pt" style:font-size-asian="12pt" style:font-size-complex="12pt"/>
    </style:style>
    <style:style style:name="P186" style:parent-style-name="Standard" style:family="paragraph">
      <style:text-properties fo:font-size="12pt" style:font-size-asian="12pt" style:font-size-complex="12pt"/>
    </style:style>
    <style:style style:name="P187" style:parent-style-name="Standard" style:family="paragraph">
      <style:text-properties fo:font-size="12pt" style:font-size-asian="12pt" style:font-size-complex="12pt"/>
    </style:style>
    <style:style style:name="T188" style:parent-style-name="Policepardéfaut" style:family="text">
      <style:text-properties fo:font-size="12pt" style:font-size-asian="12pt" style:font-size-complex="12pt"/>
    </style:style>
    <style:style style:name="P189" style:parent-style-name="Standard" style:family="paragraph">
      <style:text-properties fo:font-size="12pt" style:font-size-asian="12pt" style:font-size-complex="12pt"/>
    </style:style>
    <style:style style:name="P190" style:parent-style-name="Standard" style:family="paragraph">
      <style:text-properties fo:font-size="12pt" style:font-size-asian="12pt" style:font-size-complex="12pt"/>
    </style:style>
    <style:style style:name="P191" style:parent-style-name="Standard" style:family="paragraph">
      <style:text-properties fo:font-size="12pt" style:font-size-asian="12pt" style:font-size-complex="12pt"/>
    </style:style>
    <style:style style:name="P192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Description des services</text:p>
      <text:p text:style-name="P2"/>
      <text:p text:style-name="P3">{code:110,message SQL ERROR}</text:p>
      <text:p text:style-name="Standard"><text:span text:style-name="T4">{code:120,message JSON ERROR}</text:span></text:p>
      <text:p text:style-name="P5">Nom du web service : createUser</text:p>
      <text:p text:style-name="Standard"><text:span text:style-name="T6">URL du web service: /user/create</text:span></text:p>
      <text:p text:style-name="Standard"><text:span text:style-name="T7">Description du service : créer un<text:s/></text:span><text:span text:style-name="T8">utilisateur</text:span></text:p>
      <text:p text:style-name="Standard"><text:span text:style-name="T9">Paramètre en entré : nom,prenom,login,password,mail</text:span></text:p>
      <text:p text:style-name="P10">Format en sortie : JSON<text:s/>|| Erreur</text:p>
      <text:p text:style-name="P11">Exemple de sortie :</text:p>
      <text:p text:style-name="Standard"><text:span text:style-name="T12">{code:101, message Error Argument}</text:span></text:p>
      <text:p text:style-name="Standard"><text:span text:style-name="T13">{code:102, message User already exist}</text:span></text:p>
      <text:p text:style-name="Standard"><text:span text:style-name="T14">{code:103, message Failed creating user}</text:span></text:p>
      <text:p text:style-name="Standard"><text:span text:style-name="T15">Erreurs<text:s/></text:span><text:span text:style-name="T16">possibles : user déjà existant</text:span></text:p>
      <text:p text:style-name="P17">Avancement du service : /</text:p>
      <text:p text:style-name="Standard"><text:span text:style-name="T18">Classes Java en rapport avec le service : inser</text:span><text:span text:style-name="T19">t</text:span><text:span text:style-name="T20">User</text:span></text:p>
      <text:p text:style-name="Standard"><text:span text:style-name="T21">Information additionnelles : CREER USER DANS LA BASE DE DONNEES SQL (USER)</text:span></text:p>
      <text:p text:style-name="P22"/>
      <text:p text:style-name="P23">Nom du web service : Login</text:p>
      <text:p text:style-name="Standard"><text:span text:style-name="T24">URL du web service: /</text:span><text:span text:style-name="T25">auth</text:span><text:span text:style-name="T26">/</text:span><text:span text:style-name="T27">login</text:span></text:p>
      <text:p text:style-name="Standard"><text:span text:style-name="T28">Descript</text:span><text:span text:style-name="T29">ion du service: Permet a un utilisateur existant de se connecter</text:span></text:p>
      <text:p text:style-name="P30">Paramètre en entré: login+ password</text:p>
      <text:p text:style-name="P31">Format en sortie: JSON<text:s/>|| Erreur</text:p>
      <text:p text:style-name="Standard"><text:span text:style-name="T32">Exemple de sortie:<text:s/></text:span></text:p>
      <text:p text:style-name="Standard"><text:span text:style-name="T33">{code:201, message User not found}</text:span></text:p>
      <text:p text:style-name="Standard"><text:span text:style-name="T34">{code:202, message Error<text:s/></text:span><text:span text:style-name="T35">Password}</text:span></text:p>
      <text:p text:style-name="Standard"><text:span text:style-name="T36">{code:203,message Already connected}</text:span></text:p>
      <text:p text:style-name="Standard"><text:span text:style-name="T37">Erreurs possibles: user n’existe pas ou password faux</text:span></text:p>
      <text:soft-page-break/>
      <text:p text:style-name="P38">Avancement du service: /</text:p>
      <text:p text:style-name="Standard"><text:span text:style-name="T39">Classes Java en rapport avec le service: inserNvlleSession</text:span></text:p>
      <text:p text:style-name="Standard"><text:span text:style-name="T40">Information additionnelles: Creer dans la table session</text:span></text:p>
      <text:p text:style-name="P41"/>
      <text:p text:style-name="P42">Nom du web service : Logout</text:p>
      <text:p text:style-name="Standard"><text:span text:style-name="T43">URL du web service: /</text:span><text:span text:style-name="T44">auth</text:span><text:span text:style-name="T45">/</text:span><text:span text:style-name="T46">logout</text:span></text:p>
      <text:p text:style-name="Standard"><text:span text:style-name="T47">Description du service : Permet a un utilisateur connecté de se déconnecter</text:span></text:p>
      <text:p text:style-name="Standard"><text:span text:style-name="T48">Paramètre en entré : clé</text:span></text:p>
      <text:p text:style-name="P49">Format en sortie : JSON || Erreur</text:p>
      <text:p text:style-name="Standard"><text:span text:style-name="T50">Exemple de sortie :<text:s/></text:span></text:p>
      <text:p text:style-name="Standard"><text:span text:style-name="T51">{code:301,message ALREADY DISCONNECTED}</text:span></text:p>
      <text:p text:style-name="P52">Erreurs<text:s/>possibles: user n’existe pas ou pas connecté</text:p>
      <text:p text:style-name="P53">Avancement du service: /</text:p>
      <text:p text:style-name="Standard"><text:span text:style-name="T54">Classes Java en rapport avec le service: deconnexion</text:span></text:p>
      <text:p text:style-name="Standard"><text:span text:style-name="T55">Information additionnelles : Delete dans la table session</text:span></text:p>
      <text:p text:style-name="P56"/>
      <text:p text:style-name="P57">Nom du web service : AddMessage</text:p>
      <text:p text:style-name="Standard"><text:span text:style-name="T58">URL du web service: /</text:span><text:span text:style-name="T59">message</text:span><text:span text:style-name="T60">/</text:span><text:span text:style-name="T61">addmessage</text:span></text:p>
      <text:p text:style-name="P62">Description du service : Ajoute un message</text:p>
      <text:p text:style-name="P63">Paramètre en entré : cle,texte</text:p>
      <text:p text:style-name="P64">Format en sortie : JSON || Erreur</text:p>
      <text:p text:style-name="P65">Exemple de sortie : {}</text:p>
      <text:p text:style-name="Standard"><text:span text:style-name="T66">{code:401,message User Disconnected}</text:span></text:p>
      <text:p text:style-name="Standard"><text:span text:style-name="T67">Erreurs possibles: L'utilisateur n'est pas connecté</text:span></text:p>
      <text:p text:style-name="P68">Avancement du service: /</text:p>
      <text:p text:style-name="Standard"><text:span text:style-name="T69">Classes Java</text:span><text:span text:style-name="T70"><text:s/>en rapport avec le service: postComment</text:span></text:p>
      <text:p text:style-name="Standard"><text:span text:style-name="T71">Information additionnelles: Ajoute un commentaire dans la base NoSQL</text:span></text:p>
      <text:p text:style-name="P72">Nom du web service : RemoveMessage</text:p>
      <text:p text:style-name="Standard"><text:span text:style-name="T73">URL du web service: /</text:span><text:span text:style-name="T74">message/removem</text:span><text:span text:style-name="T75">essage</text:span></text:p>
      <text:p text:style-name="P76">Description du service : Remove un message</text:p>
      <text:soft-page-break/>
      <text:p text:style-name="P77">Paramètre en entré : cle,id</text:p>
      <text:p text:style-name="P78">Format en sortie : JSON || Erreur</text:p>
      <text:p text:style-name="P79">Exemple de sortie : {}</text:p>
      <text:p text:style-name="Standard"><text:span text:style-name="T80">{code:402,message User Disconnected}</text:span></text:p>
      <text:p text:style-name="Standard"><text:span text:style-name="T81">Erreurs possibles: L'utilisateur n'est pas connecté</text:span></text:p>
      <text:p text:style-name="P82">Avancement du service: /</text:p>
      <text:p text:style-name="Standard"><text:span text:style-name="T83">Classes Java en rapport avec le service: postComment</text:span></text:p>
      <text:p text:style-name="P84">Information additionnelles: Remove un commentaire dans la base NoSQL</text:p>
      <text:p text:style-name="P85"/>
      <text:p text:style-name="P86">Nom du web service : AddFriend</text:p>
      <text:p text:style-name="Standard"><text:span text:style-name="T87">URL du web service: /</text:span><text:span text:style-name="T88">user/addf</text:span><text:span text:style-name="T89">riend</text:span></text:p>
      <text:p text:style-name="Standard"><text:span text:style-name="T90">Description du service: Ajoute un ami</text:span></text:p>
      <text:p text:style-name="Standard"><text:span text:style-name="T91">Paramètre en entré: key, login_friend</text:span></text:p>
      <text:p text:style-name="P92">Format en sortie: JSON || Erreur</text:p>
      <text:p text:style-name="P93">Exemple de sortie: {} <text:s/></text:p>
      <text:p text:style-name="Standard"><text:span text:style-name="T94">{code:501,me</text:span><text:span text:style-name="T95">ssage User Disconnected}</text:span></text:p>
      <text:p text:style-name="Standard"><text:span text:style-name="T96">{code:502,message Friend not exist}</text:span></text:p>
      <text:p text:style-name="Standard"><text:span text:style-name="T97">{code:503,message Already friends}</text:span></text:p>
      <text:p text:style-name="Standard"><text:span text:style-name="T98">Erreurs possibles: l'utilisateur est deconnecté ou l'ami n'existe pas</text:span></text:p>
      <text:p text:style-name="P99">Avancement du service : /</text:p>
      <text:p text:style-name="Standard"><text:span text:style-name="T100">Classes Java en rapport avec le service: AddFriend</text:span></text:p>
      <text:p text:style-name="Standard"><text:span text:style-name="T101">Information a</text:span><text:span text:style-name="T102">dditionnelles: Ajoute dans la table Friends</text:span></text:p>
      <text:p text:style-name="P103"/>
      <text:p text:style-name="Standard"><text:span text:style-name="T104">Nom du web service: RemoveFriend</text:span></text:p>
      <text:p text:style-name="Standard"><text:span text:style-name="T105">URL du web service: /</text:span><text:span text:style-name="T106">user</text:span><text:span text:style-name="T107">/remove</text:span><text:span text:style-name="T108">f</text:span><text:span text:style-name="T109">riends</text:span></text:p>
      <text:p text:style-name="P110">Description du service: Retire un ami</text:p>
      <text:p text:style-name="Standard"><text:span text:style-name="T111">Paramètre en entré: key, login_friend</text:span></text:p>
      <text:p text:style-name="P112">Format en sortie: JSON || Erreur</text:p>
      <text:p text:style-name="P113">Exemple de sortie:<text:s/></text:p>
      <text:p text:style-name="Standard"><text:span text:style-name="T114">{code:601,message User disconnected}</text:span></text:p>
      <text:soft-page-break/>
      <text:p text:style-name="Standard"><text:span text:style-name="T115">{code:602,message Friend not exist}</text:span></text:p>
      <text:p text:style-name="Standard"><text:span text:style-name="T116">{code:603,message NOT Friend}</text:span></text:p>
      <text:p text:style-name="Standard"><text:span text:style-name="T117">Erreurs possibles: Pas dans la liste d’ami<text:s/></text:span><text:bookmark-start text:name="_GoBack"/><text:bookmark-end text:name="_GoBack"/><text:span text:style-name="T118">ou user deconecté</text:span></text:p>
      <text:p text:style-name="P119">Avancement du service : /</text:p>
      <text:p text:style-name="P120">Classes Java en rapport avec le service: RemoveFriend</text:p>
      <text:p text:style-name="Standard"><text:span text:style-name="T121">Information<text:s/></text:span><text:span text:style-name="T122">additionnelles: met a jour la table Friends</text:span></text:p>
      <text:p text:style-name="P123"/>
      <text:p text:style-name="Standard"><text:span text:style-name="T124">Nom du web service: Search/ListMessage</text:span></text:p>
      <text:p text:style-name="P125">URL du web service: message/listmessage</text:p>
      <text:p text:style-name="P126">Description du service : Liste des messages</text:p>
      <text:p text:style-name="P127">Paramètre en entré: cle, requete,friend</text:p>
      <text:p text:style-name="P128">Format en sortie: JSON || Erreur</text:p>
      <text:p text:style-name="P129">Exemple de sortie:</text:p>
      <text:p text:style-name="Standard"><text:span text:style-name="T130">{code:701,message User Disconnected}</text:span></text:p>
      <text:p text:style-name="P131">Erreurs possibles:</text:p>
      <text:p text:style-name="P132">Avancement du service: /</text:p>
      <text:p text:style-name="P133">Classes Java en rapport avec le service:</text:p>
      <text:p text:style-name="P134">Information additionnelles:</text:p>
      <text:p text:style-name="Standard"><text:span text:style-name="T135">Nom du web service: AddComment</text:span></text:p>
      <text:p text:style-name="P136">URL du web service:<text:s/>message/addcomment</text:p>
      <text:p text:style-name="P137">Description du service : Ajoute<text:s/>un commentaire</text:p>
      <text:p text:style-name="P138">Paramètre en entré: login, id_message, text</text:p>
      <text:p text:style-name="P139">Format en sortie: JSON || Erreur</text:p>
      <text:p text:style-name="P140">Exemple de sortie:</text:p>
      <text:p text:style-name="Standard"><text:span text:style-name="T141">{code:801,message User Disconnected}</text:span></text:p>
      <text:p text:style-name="P142">Erreurs possibles:</text:p>
      <text:p text:style-name="P143">Avancement du service: /</text:p>
      <text:p text:style-name="P144">Classes Java en rapport avec le service:</text:p>
      <text:p text:style-name="P145">Information<text:s/>additionnelles:</text:p>
      <text:p text:style-name="Standard"><text:span text:style-name="T146">Nom du web service: RemoveComment</text:span></text:p>
      <text:soft-page-break/>
      <text:p text:style-name="P147">URL du web service:<text:s/>message/removecomment</text:p>
      <text:p text:style-name="P148">Description du service :<text:s/>remove un commentaire</text:p>
      <text:p text:style-name="P149">Paramètre en entré: login, id_message, id_comment</text:p>
      <text:p text:style-name="P150">Format en sortie: JSON || Erreur</text:p>
      <text:p text:style-name="P151">Exemple de sortie:</text:p>
      <text:p text:style-name="Standard"><text:span text:style-name="T152">{code:802,message Us</text:span><text:span text:style-name="T153">er Disconnected}</text:span></text:p>
      <text:p text:style-name="P154">Erreurs possibles:</text:p>
      <text:p text:style-name="P155">Avancement du service: /</text:p>
      <text:p text:style-name="P156">Classes Java en rapport avec le service:</text:p>
      <text:p text:style-name="P157">Information additionnelles:</text:p>
      <text:p text:style-name="P158"/>
      <text:p text:style-name="Standard"><text:span text:style-name="T159">Nom du web service: AddLike</text:span></text:p>
      <text:p text:style-name="P160">URL du web service:<text:s/>message/addlike</text:p>
      <text:p text:style-name="P161">Description du service :<text:s/>ajoute un like</text:p>
      <text:p text:style-name="P162">Paramètre en<text:s/>entré: login, id_message</text:p>
      <text:p text:style-name="P163">Format en sortie: JSON || Erreur</text:p>
      <text:p text:style-name="P164">Exemple de sortie:</text:p>
      <text:p text:style-name="Standard"><text:span text:style-name="T165">{code:901,message User Disconnected}</text:span></text:p>
      <text:p text:style-name="P166">Erreurs possibles:</text:p>
      <text:p text:style-name="P167">Avancement du service: /</text:p>
      <text:p text:style-name="P168">Classes Java en rapport avec le service:</text:p>
      <text:p text:style-name="P169">Information additionnelles:</text:p>
      <text:p text:style-name="Standard"><text:span text:style-name="T170">Nom du web service:<text:s/></text:span><text:span text:style-name="T171">RemoveLike</text:span></text:p>
      <text:p text:style-name="P172">URL du web service: message/removelike</text:p>
      <text:p text:style-name="P173">Description du service :<text:s/>remove un like</text:p>
      <text:p text:style-name="P174">Paramètre en entré: login_id message</text:p>
      <text:p text:style-name="P175">Format en sortie: JSON || Erreur</text:p>
      <text:p text:style-name="P176">Exemple de sortie:</text:p>
      <text:p text:style-name="Standard"><text:span text:style-name="T177">{code:902,message User Disconnected}</text:span></text:p>
      <text:p text:style-name="P178">Erreurs possibles:</text:p>
      <text:soft-page-break/>
      <text:p text:style-name="P179">Avancement du service: /</text:p>
      <text:p text:style-name="P180">Classes Java en rapport avec le service:</text:p>
      <text:p text:style-name="P181">Information additionnelles:</text:p>
      <text:p text:style-name="Standard"><text:span text:style-name="T182">Nom du web service: ListAmi</text:span></text:p>
      <text:p text:style-name="P183">URL du web service: friends/list</text:p>
      <text:p text:style-name="P184">Description du service : Liste des amis</text:p>
      <text:p text:style-name="P185">Paramètre en entré: login_id message</text:p>
      <text:p text:style-name="P186">Format en sortie: JSON || Erreur</text:p>
      <text:p text:style-name="P187">Exemple<text:s/>de sortie:</text:p>
      <text:p text:style-name="Standard"><text:span text:style-name="T188">{code:1001,message User Disconnected}</text:span></text:p>
      <text:p text:style-name="P189">Erreurs possibles:</text:p>
      <text:p text:style-name="P190">Avancement du service: /</text:p>
      <text:p text:style-name="P191">Classes Java en rapport avec le service:</text:p>
      <text:p text:style-name="P192">Information additionnelles: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游明朝" svg:font-family="游明朝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游明朝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xence</meta:initial-creator>
    <dc:creator>veyrack lin</dc:creator>
    <meta:creation-date>2019-02-10T09:01:00Z</meta:creation-date>
    <dc:date>2019-04-03T19:58:00Z</dc:date>
    <meta:template xlink:href="Normal.dotm" xlink:type="simple"/>
    <meta:editing-cycles>8</meta:editing-cycles>
    <meta:editing-duration>PT59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1" meta:word-count="864" meta:character-count="5607" meta:row-count="39" meta:non-whitespace-character-count="4754"/>
  </office:meta>
</office:document-meta>
</file>